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text-properties officeooo:rsid="000e4611" officeooo:paragraph-rsid="000e4611"/>
    </style:style>
    <style:style style:name="P2" style:family="paragraph" style:parent-style-name="Heading_20_2">
      <style:text-properties officeooo:paragraph-rsid="000f0994"/>
    </style:style>
    <style:style style:name="P3" style:family="paragraph" style:parent-style-name="Text_20_body">
      <style:text-properties officeooo:rsid="000e4611" officeooo:paragraph-rsid="000e4611"/>
    </style:style>
    <style:style style:name="P4" style:family="paragraph" style:parent-style-name="Text_20_body">
      <style:text-properties officeooo:rsid="000e4611" officeooo:paragraph-rsid="000f0994"/>
    </style:style>
    <style:style style:name="P5" style:family="paragraph" style:parent-style-name="Text_20_body">
      <style:text-properties officeooo:paragraph-rsid="000e4611"/>
    </style:style>
    <style:style style:name="P6" style:family="paragraph" style:list-style-name="L2"/>
    <style:style style:name="P7" style:family="paragraph" style:parent-style-name="Text_20_body" style:list-style-name="L2"/>
    <style:style style:name="P8" style:family="paragraph" style:parent-style-name="Text_20_body" style:list-style-name="L2">
      <style:text-properties officeooo:paragraph-rsid="000e4611"/>
    </style:style>
    <style:style style:name="P9" style:family="paragraph" style:parent-style-name="Text_20_body">
      <style:text-properties officeooo:rsid="000f0994" officeooo:paragraph-rsid="000f0994"/>
    </style:style>
    <style:style style:name="P10" style:family="paragraph" style:parent-style-name="Text_20_body">
      <style:text-properties officeooo:paragraph-rsid="000f0994"/>
    </style:style>
    <style:style style:name="P11" style:family="paragraph" style:parent-style-name="Text_20_body">
      <style:text-properties officeooo:rsid="001046ec" officeooo:paragraph-rsid="001046ec"/>
    </style:style>
    <style:style style:name="T1" style:family="text">
      <style:text-properties officeooo:rsid="000e4611"/>
    </style:style>
    <style:style style:name="T2" style:family="text">
      <style:text-properties fo:font-weight="normal" style:font-weight-asian="normal" style:font-weight-complex="normal"/>
    </style:style>
    <style:style style:name="T3" style:family="text">
      <style:text-properties fo:font-weight="normal" officeooo:rsid="000e4611"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ack-end (+ un peu de front)</text:h>
      <text:h text:style-name="Heading_20_3" text:outline-level="3">1.1 Contexte du Projet</text:h>
      <text:p text:style-name="Text_20_body">Le projet Y’MUSIC vise à créer une plateforme collaborative permettant aux amateurs de musiques de se connecter, de partager des événements musicaux et de former des groupes pour participer ensemble à des concerts, festivals, et autres manifestations musicales.</text:p>
      <text:h text:style-name="Heading_20_3" text:outline-level="3">1.2 Technologies Utilisées</text:h>
      <text:p text:style-name="Text_20_body">Le développement du site a été réalisé en utilisant les technologies suivantes pour la partie back-end :</text:p>
      <text:p text:style-name="Text_20_body"><text:span text:style-name="Strong_20_Emphasis">PHP avec XAMPP :</text:span></text:p>
      <text:list xml:id="list3456049611" text:style-name="L2">
        <text:list-item>
          <text:list>
            <text:list-item>
              <text:p text:style-name="P7">PHP a été choisi comme langage principal pour la logique serveur.</text:p>
            </text:list-item>
            <text:list-item>
              <text:p text:style-name="P8">XAMPP a été utilisé comme environnement de développement, fournissant Apache pour le serveur web, MySQL pour la base de données, et PHP pour le traitement côté serveur.</text:p>
            </text:list-item>
          </text:list>
          <text:p text:style-name="P8"><text:span text:style-name="Strong_20_Emphasis">HTML et JavaScript :</text:span></text:p>
          <text:list text:continue-numbering="true">
            <text:list-item>
              <text:p text:style-name="P7">HTML a été utilisé pour la structure de la page.</text:p>
            </text:list-item>
            <text:list-item>
              <text:p text:style-name="P7">JavaScript a été intégré pour rendre le site interactif du côté client.</text:p>
            </text:list-item>
          </text:list>
        </text:list-item>
        <text:list-item>
          <text:p text:style-name="P7"><text:span text:style-name="Strong_20_Emphasis">MariaDB avec phpMyAdmin :</text:span></text:p>
          <text:list>
            <text:list-item>
              <text:p text:style-name="P7">La base de données a été gérée avec MariaDB, accessible et administrée via phpMyAdmin, offrant une interface conviviale pour la gestion des tables et des données.</text:p>
            </text:list-item>
          </text:list>
        </text:list-item>
      </text:list>
      <text:p text:style-name="P3">Le développement de la stylisation du site a été réalisé en utilisant cette fois ci des technologies suivantes :<text:line-break/></text:p>
      <text:p text:style-name="P3"><text:span text:style-name="Strong_20_Emphasis">Figma :</text:span></text:p>
      <text:list xml:id="list164357352021239" text:continue-numbering="true" text:style-name="L2">
        <text:list-item>
          <text:list>
            <text:list-item>
              <text:p text:style-name="P8"><text:span text:style-name="Strong_20_Emphasis"><text:span text:style-name="T3">Figma a été utilisé dans la création des maquettes du site.</text:span></text:span></text:p>
            </text:list-item>
          </text:list>
        </text:list-item>
      </text:list>
      <text:p text:style-name="P3"><text:span text:style-name="Strong_20_Emphasis">CSS :</text:span></text:p>
      <text:list xml:id="list164356574730743" text:continue-numbering="true" text:style-name="L2">
        <text:list-item>
          <text:list>
            <text:list-item>
              <text:p text:style-name="P8"><text:span text:style-name="Strong_20_Emphasis"><text:span text:style-name="T2">CSS a été employé pour le style et la mise en page.</text:span></text:span></text:p>
            </text:list-item>
          </text:list>
        </text:list-item>
      </text:list>
      <text:p text:style-name="P5"><text:span text:style-name="Strong_20_Emphasis"><text:span text:style-name="T1"><text:s text:c="4"/></text:span></text:span></text:p>
      <text:h text:style-name="Heading_20_2" text:outline-level="2">2. Architecture du Projet</text:h>
      <text:h text:style-name="Heading_20_3" text:outline-level="3">2.1 Structure du Code</text:h>
      <text:p text:style-name="P4">Le code du projet a été structuré de manière modulaire pour favoriser la maintenabilité et la lisibilité.Les fichiers sont regroupés en fonction de leur responsabilité, suivant le principe du Modèle-Vue-Contrôleur.Voici une brève présentation de la structure des fichiers :</text:p>
      <text:p text:style-name="P9"><text:soft-page-break/>C:.</text:p>
      <text:p text:style-name="P9">| <text:s text:c="2"/>.gitattributes</text:p>
      <text:p text:style-name="P9">| <text:s text:c="2"/>login.php</text:p>
      <text:p text:style-name="P9">| <text:s text:c="2"/>logo.png</text:p>
      <text:p text:style-name="P9">| <text:s text:c="2"/>README.md</text:p>
      <text:p text:style-name="P9">| <text:s text:c="2"/>sign.php</text:p>
      <text:p text:style-name="P9">| <text:s text:c="2"/>traitement.php</text:p>
      <text:p text:style-name="P9">|</text:p>
      <text:p text:style-name="P9">+---.dist</text:p>
      <text:p text:style-name="P9">+---Assets</text:p>
      <text:p text:style-name="P9">| <text:s text:c="2"/>| <text:s text:c="2"/>c28d3e53c2b5e680cac6dc3ffb037a57.jpg</text:p>
      <text:p text:style-name="P9">| <text:s text:c="2"/>| <text:s text:c="2"/>closermusic.jpg</text:p>
      <text:p text:style-name="P9">| <text:s text:c="2"/>| <text:s text:c="2"/>electrobeachfest.jpg</text:p>
      <text:p text:style-name="P9">| <text:s text:c="2"/>| <text:s text:c="2"/>festival1_fond.jpg</text:p>
      <text:p text:style-name="P9">| <text:s text:c="2"/>| <text:s text:c="2"/>hellfest.jpg</text:p>
      <text:p text:style-name="P9">| <text:s text:c="2"/>| <text:s text:c="2"/>image_fond2.jpg</text:p>
      <text:p text:style-name="P9">| <text:s text:c="2"/>| <text:s text:c="2"/>image_fond3.jpg</text:p>
      <text:p text:style-name="P9">| <text:s text:c="2"/>| <text:s text:c="2"/>image_fond3bis.jpg</text:p>
      <text:p text:style-name="P9">| <text:s text:c="2"/>| <text:s text:c="2"/>image_fond4.jpg</text:p>
      <text:p text:style-name="P9">| <text:s text:c="2"/>| <text:s text:c="2"/>logo.jpg</text:p>
      <text:p text:style-name="P9">| <text:s text:c="2"/>| <text:s text:c="2"/>logo.png</text:p>
      <text:p text:style-name="P9">| <text:s text:c="2"/>| <text:s text:c="2"/>profile.png</text:p>
      <text:p text:style-name="P9">| <text:s text:c="2"/>| <text:s text:c="2"/>Quokka-cover-scaled.jpg</text:p>
      <text:p text:style-name="P9">| <text:s text:c="2"/>| <text:s text:c="2"/>quokka.jpg</text:p>
      <text:p text:style-name="P9">| <text:s text:c="2"/>| <text:s text:c="2"/>quokka2.jpg</text:p>
      <text:p text:style-name="P9">| <text:s text:c="2"/>| <text:s text:c="2"/>Solidays.jpg</text:p>
      <text:p text:style-name="P9">| <text:s text:c="2"/>| <text:s text:c="2"/>summervibration.jpg</text:p>
      <text:p text:style-name="P9">| <text:s text:c="2"/>|</text:p>
      <text:p text:style-name="P9">| <text:s text:c="2"/>\---styles</text:p>
      <text:p text:style-name="P9">| <text:s text:c="10"/>Festival.css</text:p>
      <text:p text:style-name="P9">| <text:s text:c="10"/>page_accueil.css</text:p>
      <text:p text:style-name="P9">| <text:s text:c="10"/>page_festival.css</text:p>
      <text:p text:style-name="P9"><text:soft-page-break/>| <text:s text:c="10"/>security.css</text:p>
      <text:p text:style-name="P9">| <text:s text:c="10"/>setting_user.css</text:p>
      <text:p text:style-name="P9">| <text:s text:c="10"/>stylelogin.css</text:p>
      <text:p text:style-name="P9">|</text:p>
      <text:p text:style-name="P9">+---ignore</text:p>
      <text:p text:style-name="P9">| <text:s text:c="6"/>mayssa hamdaoui.odt</text:p>
      <text:p text:style-name="P9">|</text:p>
      <text:p text:style-name="P9">+---includes</text:p>
      <text:p text:style-name="P9">| <text:s text:c="6"/>Festival.js</text:p>
      <text:p text:style-name="P9">| <text:s text:c="6"/>page_accueil.js</text:p>
      <text:p text:style-name="P9">|</text:p>
      <text:p text:style-name="P9">\---pages</text:p>
      <text:p text:style-name="P9"><text:s text:c="8"/>Festival.php</text:p>
      <text:p text:style-name="P9"><text:s text:c="8"/>newimage.php</text:p>
      <text:p text:style-name="P9"><text:s text:c="8"/>page_accueil.php</text:p>
      <text:p text:style-name="P9"><text:s text:c="8"/>page_festival.html</text:p>
      <text:p text:style-name="P9"><text:s text:c="8"/>profile.php</text:p>
      <text:p text:style-name="P9"><text:s text:c="8"/>security.php</text:p>
      <text:p text:style-name="P9"><text:s text:c="8"/>setting_user.php</text:p>
      <text:h text:style-name="Heading_20_3" text:outline-level="3">2.2 Base de Données</text:h>
      <text:p text:style-name="P9">Pour gérer de manière sécurisée les inscriptions et les connexions des utilisateurs sur le site, j'ai opté pour l'utilisation de phpMyAdmin, un outil d'administration de bases de données MySQL, hébergé localement sur un serveur local. Cette approche offre un niveau de contrôle optimal sur la gestion des données utilisateur.</text:p>
      <text:p text:style-name="P9">J'ai créé une base de données spécifique pour stocker de manière organisée et sécurisée les informations des utilisateurs. Au sein de cette base de données, une table nommée "users" a été conçue pour répertorier chaque utilisateur en fonction de son id(son numéro attributé lors de son ajout à la base de donnée), offrant ainsi une structure organisée et facile à gérer.</text:p>
      <text:p text:style-name="P9">Cette table "users" est essentielle pour individualiser l'expérience de chaque utilisateur sur le site. Chaque utilisateur est identifié de manière unique dans la base de données, permettant au site de personnaliser son contenu et ses fonctionnalités en fonction des préférences et des besoins spécifiques de chacun.</text:p>
      <text:p text:style-name="P9">La création de cette architecture de base de données via phpMyAdmin garantit la sécurité des informations utilisateur tout en facilitant la manipulation de ces données. Elle offre également une <text:soft-page-break/>base solide pour la mise en œuvre de fonctionnalités avancées telles que la personnalisation des profils, la gestion des préférences utilisateur, et d'autres aspects clés de l'expérience utilisateur.</text:p>
      <text:h text:style-name="P2" text:outline-level="2">3. Fonctionnalités Principales</text:h>
      <text:p text:style-name="P10"/>
      <text:p text:style-name="Text_20_body">Pour garantir une manipulation efficace de la base de données et renforcer la sécurité du site, le choix du langage de programmation PHP s'est avéré essentiel. PHP offre une intégration directe avec la base de données, facilitant ainsi la gestion des données utilisateur.</text:p>
      <text:p text:style-name="Text_20_body">Le processus débute par la création d'un formulaire HTML nécessaire pour accéder au site principal. Cette approche est cruciale dans le contexte d'un réseau social, où restreindre l'accès dès le départ constitue une mesure de sécurité préventive visant à éviter toute fuite de données potentielles. Un mot de passe robuste a été intégré à la base de données pour renforcer davantage la sécurité.</text:p>
      <text:p text:style-name="Text_20_body">La configuration du mode de gestion des erreurs en PHP a été implémentée pour faciliter le débogage en cas de problèmes de connexion. Cette démarche assure une réactivité accrue lors de la détection et de la résolution d'éventuelles erreurs, garantissant ainsi un fonctionnement fluide du site.</text:p>
      <text:p text:style-name="Text_20_body">Par la suite, une page dédiée aux paramètres a été élaborée. Cette page permet aux utilisateurs de personnaliser leurs préférences et de modifier certains paramètres liés à leur expérience sur la plateforme. L'ajout de cette fonctionnalité renforce l'aspect interactif du site, offrant aux utilisateurs la possibilité d'adapter leur environnement selon leurs besoins spécifiques.</text:p>
      <text:p text:style-name="P11">En figma, j’ai pu réaliser les maquettes nécessaire au projet. J’ai essayé de les faire le plus simple possible pour la stylisation en css. J’ai utilisé des mesures souvent en pourcentages et en rem pour faciliter l’accés à différents appareil même si ce n’est pas optionnel</text:p>
      <text:p text:style-name="Text_20_body"/>
      <text:p text:style-name="Text_20_body"/>
      <text:h text:style-name="Heading_20_2" text:outline-level="2">4. Gestion de Projet</text:h>
      <text:h text:style-name="Heading_20_3" text:outline-level="3">4.1 Méthodologie de Développement</text:h>
      <text:p text:style-name="Text_20_body">Présentez la méthodologie de développement utilisée (par exemple, Scrum, Agile) et comment elle a été adaptée pour répondre aux besoins spécifiques du projet.</text:p>
      <text:h text:style-name="Heading_20_3" text:outline-level="3">4.2 Outils de Gestion de Projet</text:h>
      <text:p text:style-name="Text_20_body">Décrivez les outils utilisés pour la collaboration au sein de l'équipe, le suivi des problèmes, la gestion de versions, etc.</text:p>
      <text:h text:style-name="Heading_20_2" text:outline-level="2">5. Défis Rencontrés et Solutions</text:h>
      <text:p text:style-name="Text_20_body">Identifiez les défis majeurs rencontrés au cours du projet et expliquez comment ils ont été résolus. Cela peut inclure des problèmes techniques, des retards, des changements de portée, etc.</text:p>
      <text:h text:style-name="Heading_20_2" text:outline-level="2"><text:soft-page-break/>6. Conclusion</text:h>
      <text:p text:style-name="Text_20_body">Résumez les principaux enseignements tirés du projet, les réussites, et les points à améliorer pour de futurs projets similaires.</text:p>
      <text:h text:style-name="Heading_20_2" text:outline-level="2">7. Perspectives Futures</text:h>
      <text:p text:style-name="Text_20_body">Discutez des évolutions possibles du p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14:27:45.087000000</meta:creation-date>
    <dc:date>2024-01-24T16:43:55.678000000</dc:date>
    <meta:editing-duration>PT2H16M11S</meta:editing-duration>
    <meta:editing-cycles>3</meta:editing-cycles>
    <meta:generator>LibreOffice/7.4.2.3$Windows_X86_64 LibreOffice_project/382eef1f22670f7f4118c8c2dd222ec7ad009daf</meta:generator>
    <meta:document-statistic meta:table-count="0" meta:image-count="0" meta:object-count="0" meta:page-count="5" meta:paragraph-count="95" meta:word-count="969" meta:character-count="6385" meta:non-whitespace-character-count="5302"/>
  </office:meta>
</office:document-meta>
</file>